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Watch.resu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pWatch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pWatch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pWatch.getStart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Watch.toSpli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susp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opWatc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unspl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pWatch.getTi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pWatch.spl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pWatch.getSplit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Watch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Watch.StopW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